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transition-speed="slow"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transition-speed="slow"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draw:stroke="solid" svg:stroke-width="0.035cm" svg:stroke-color="#000000" draw:stroke-linejoin="miter" draw:fill="none" draw:fill-color="#009999" draw:textarea-horizontal-align="justify" draw:textarea-vertical-align="top" draw:auto-grow-height="false" fo:padding-top="0.128cm" fo:padding-bottom="0.128cm" fo:padding-left="0.256cm" fo:padding-right="0.256cm" fo:wrap-option="wrap" draw:shadow="hidden" draw:shadow-color="#000000"/>
    </style:style>
    <style:style style:name="gr2" style:family="graphic">
      <style:graphic-properties draw:stroke="solid" svg:stroke-width="0.141cm" svg:stroke-color="#ff3300" draw:stroke-linejoin="miter" draw:fill="none" draw:fill-color="#009999" draw:textarea-horizontal-align="justify" draw:textarea-vertical-align="top" draw:auto-grow-height="true" fo:min-height="1.889cm" fo:min-width="7.116cm" fo:padding-top="0.128cm" fo:padding-bottom="0.128cm" fo:padding-left="0.256cm" fo:padding-right="0.256cm" fo:wrap-option="no-wrap" draw:shadow="hidden" draw:shadow-color="#000000"/>
    </style:style>
    <style:style style:name="gr3" style:family="graphic">
      <style:graphic-properties draw:stroke="solid" svg:stroke-width="0.141cm" svg:stroke-color="#ff3300" draw:marker-end="Arrow" draw:marker-end-width="0.42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000000"/>
    </style:style>
    <style:style style:name="gr4" style:family="graphic">
      <style:graphic-properties draw:stroke="solid" svg:stroke-width="0.035cm" svg:stroke-color="#000000" draw:stroke-linejoin="miter" draw:fill="solid" draw:fill-color="#ffffff" draw:textarea-horizontal-align="justify" draw:textarea-vertical-align="top" draw:auto-grow-height="false" fo:padding-top="0.128cm" fo:padding-bottom="0.128cm" fo:padding-left="0.256cm" fo:padding-right="0.256cm" fo:wrap-option="wrap" draw:shadow="hidden" draw:shadow-color="#000000"/>
    </style:style>
    <style:style style:name="gr5" style:family="graphic">
      <style:graphic-properties draw:stroke="solid" svg:stroke-width="0.141cm" svg:stroke-color="#ff3300" draw:stroke-linejoin="miter" draw:fill="none" draw:fill-color="#009999" draw:textarea-horizontal-align="justify" draw:textarea-vertical-align="top" draw:auto-grow-height="true" fo:min-height="1.889cm" fo:min-width="8.64cm" fo:padding-top="0.128cm" fo:padding-bottom="0.128cm" fo:padding-left="0.256cm" fo:padding-right="0.256cm" fo:wrap-option="no-wrap" draw:shadow="hidden" draw:shadow-color="#000000"/>
    </style:style>
    <style:style style:name="gr6" style:family="graphic">
      <style:graphic-properties draw:stroke="solid" svg:stroke-width="0.141cm" svg:stroke-color="#ff3300" draw:stroke-linejoin="miter" draw:fill="none" draw:fill-color="#009999" draw:textarea-horizontal-align="justify" draw:textarea-vertical-align="top" draw:auto-grow-height="true" fo:padding-top="0.128cm" fo:padding-bottom="0.128cm" fo:padding-left="0.256cm" fo:padding-right="0.256cm" fo:wrap-option="no-wrap" draw:shadow="hidden" draw:shadow-color="#000000"/>
    </style:style>
    <style:style style:name="gr7" style:family="graphic">
      <style:graphic-properties draw:stroke="solid" svg:stroke-width="0.141cm" svg:stroke-color="#ff3300" draw:stroke-linejoin="miter" draw:fill="none" draw:fill-color="#009999" draw:textarea-horizontal-align="left" draw:textarea-vertical-align="middle" draw:auto-grow-height="false" fo:padding-top="0.13cm" fo:padding-bottom="0.13cm" fo:padding-left="0.25cm" fo:padding-right="0.25cm" fo:wrap-option="no-wrap" draw:shadow="hidden" draw:shadow-color="#000000"/>
    </style:style>
    <style:style style:name="pr1" style:family="presentation" style:parent-style-name="Title1-title">
      <style:graphic-properties draw:stroke="none" draw:fill="none" draw:fill-color="#009999" draw:textarea-horizontal-align="justify" draw:textarea-vertical-align="middle" draw:auto-grow-height="true" draw:auto-grow-width="false" fo:min-height="2.92cm" fo:min-width="0cm" fo:padding-top="0.128cm" fo:padding-bottom="0.128cm" fo:padding-left="0.256cm" fo:padding-right="0.256cm" fo:wrap-option="wrap" draw:shadow="hidden" draw:shadow-color="#000000"/>
    </style:style>
    <style:style style:name="pr2" style:family="presentation" style:parent-style-name="Title1-subtitle">
      <style:graphic-properties draw:stroke="none" draw:fill="none" draw:fill-color="#009999" draw:textarea-horizontal-align="justify" draw:textarea-vertical-align="top" draw:auto-grow-height="true" draw:auto-grow-width="false" fo:min-height="4.613cm" fo:min-width="0cm" fo:padding-top="0.128cm" fo:padding-bottom="0.128cm" fo:padding-left="0.256cm" fo:padding-right="0.256cm" fo:wrap-option="wrap" draw:shadow="hidden" draw:shadow-color="#000000"/>
    </style:style>
    <style:style style:name="pr3" style:family="presentation" style:parent-style-name="Title1-notes">
      <style:graphic-properties draw:stroke="none" draw:fill="none" draw:fill-color="#00cc99" draw:auto-grow-height="true" fo:min-height="11.432cm" draw:shadow="hidden" draw:shadow-color="#969696"/>
    </style:style>
    <style:style style:name="pr4" style:family="presentation" style:parent-style-name="Default-title">
      <style:graphic-properties draw:stroke="none" draw:fill="none" draw:fill-color="#009999" draw:textarea-horizontal-align="justify" draw:textarea-vertical-align="middle" draw:auto-grow-height="true" draw:auto-grow-width="false" fo:min-height="2.92cm" fo:min-width="0cm" fo:padding-top="0.128cm" fo:padding-bottom="0.128cm" fo:padding-left="0.256cm" fo:padding-right="0.256cm" fo:wrap-option="wrap" draw:shadow="hidden" draw:shadow-color="#000000"/>
    </style:style>
    <style:style style:name="pr5" style:family="presentation" style:parent-style-name="Default-outline1">
      <style:graphic-properties draw:stroke="none" draw:fill="none" draw:fill-color="#009999" draw:textarea-horizontal-align="justify" draw:textarea-vertical-align="top" draw:auto-grow-height="true" draw:auto-grow-width="false" fo:min-height="11.175cm" fo:min-width="0cm" fo:padding-top="0.128cm" fo:padding-bottom="0.128cm" fo:padding-left="0.256cm" fo:padding-right="0.256cm" fo:wrap-option="wrap" draw:shadow="hidden" draw:shadow-color="#000000"/>
    </style:style>
    <style:style style:name="pr6" style:family="presentation" style:parent-style-name="Default-notes">
      <style:graphic-properties draw:stroke="none" draw:fill="none" draw:fill-color="#00cc99" draw:auto-grow-height="true" fo:min-height="11.432cm" draw:shadow="hidden" draw:shadow-color="#969696"/>
    </style:style>
    <style:style style:name="pr7" style:family="presentation" style:parent-style-name="Default-outline1">
      <style:graphic-properties draw:stroke="solid" svg:stroke-width="0.035cm" svg:stroke-color="#000000" draw:stroke-linejoin="miter" draw:fill="none" draw:fill-color="#009999" draw:textarea-horizontal-align="justify" draw:textarea-vertical-align="top" draw:auto-grow-height="true" draw:auto-grow-width="false" fo:min-height="11.792cm" fo:min-width="0cm" fo:padding-top="0.128cm" fo:padding-bottom="0.128cm" fo:padding-left="0.256cm" fo:padding-right="0.256cm" fo:wrap-option="wrap" draw:shadow="hidden" draw:shadow-color="#000000"/>
    </style:style>
    <style:style style:name="pr8" style:family="presentation" style:parent-style-name="Default-title">
      <style:graphic-properties draw:stroke="none" draw:fill="none" draw:fill-color="#009999" fo:min-height="3.177cm" draw:shadow="hidden" draw:shadow-color="#000000"/>
    </style:style>
    <style:style style:name="pr9" style:family="presentation" style:parent-style-name="Default-outline1">
      <style:graphic-properties draw:stroke="solid" svg:stroke-width="0.035cm" svg:stroke-color="#000000" draw:stroke-linejoin="miter" draw:fill="solid" draw:fill-color="#ffffff" draw:textarea-horizontal-align="justify" draw:textarea-vertical-align="top" draw:auto-grow-height="true" draw:auto-grow-width="false" fo:min-height="16.008cm" fo:min-width="0cm" fo:padding-top="0.128cm" fo:padding-bottom="0.128cm" fo:padding-left="0.256cm" fo:padding-right="0.256cm" fo:wrap-option="wrap" draw:shadow="hidden" draw:shadow-color="#000000"/>
    </style:style>
    <style:style style:name="pr10" style:family="presentation" style:parent-style-name="Default-outline1">
      <style:graphic-properties draw:stroke="solid" svg:stroke-width="0.035cm" svg:stroke-color="#000000" draw:stroke-linejoin="miter" draw:fill="solid" draw:fill-color="#ffffff" draw:textarea-horizontal-align="justify" draw:textarea-vertical-align="top" draw:auto-grow-height="true" draw:auto-grow-width="false" fo:min-height="16.22cm" fo:min-width="0cm" fo:padding-top="0.128cm" fo:padding-bottom="0.128cm" fo:padding-left="0.256cm" fo:padding-right="0.256cm" fo:wrap-option="wrap" draw:shadow="hidden" draw:shadow-color="#000000"/>
    </style:style>
    <style:style style:name="pr11" style:family="presentation" style:parent-style-name="Default-outline1">
      <style:graphic-properties draw:stroke="none" draw:fill="none" draw:fill-color="#009999" draw:textarea-horizontal-align="justify" draw:textarea-vertical-align="top" draw:auto-grow-height="true" draw:auto-grow-width="false" fo:min-height="12.233cm" fo:min-width="0cm" fo:padding-top="0.128cm" fo:padding-bottom="0.128cm" fo:padding-left="0.256cm" fo:padding-right="0.256cm" fo:wrap-option="wrap" draw:shadow="hidden" draw:shadow-color="#000000"/>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282cm" fo:margin-bottom="0cm" fo:text-align="start" fo:text-indent="0cm"/>
    </style:style>
    <style:style style:name="P4" style:family="paragraph">
      <style:paragraph-properties fo:margin-left="0cm" fo:margin-right="0cm" fo:margin-top="0.211cm" fo:margin-bottom="0cm" fo:text-indent="0cm"/>
    </style:style>
    <style:style style:name="P5" style:family="paragraph">
      <style:paragraph-properties fo:margin-left="0.952cm" fo:margin-right="0cm" fo:margin-top="0.141cm" fo:margin-bottom="0cm" fo:line-height="100%" fo:text-indent="-0.952cm"/>
    </style:style>
    <style:style style:name="P6" style:family="paragraph">
      <style:paragraph-properties fo:margin-left="0.952cm" fo:margin-right="0cm" fo:margin-top="0.141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 style:family="paragraph">
      <style:paragraph-properties fo:margin-left="0.952cm" fo:margin-right="0cm" fo:margin-top="0.07cm" fo:margin-bottom="0cm" fo:line-height="100%" fo:text-indent="-0.952cm"/>
    </style:style>
    <style:style style:name="P8" style:family="paragraph">
      <style:paragraph-properties fo:margin-left="0.952cm" fo:margin-right="0cm" fo:margin-top="0.141cm" fo:margin-bottom="0cm" fo:line-height="100%" fo:text-indent="-0.952cm" style:punctuation-wrap="simple" style:line-break="normal"/>
    </style:style>
    <style:style style:name="P9" style:family="paragraph">
      <style:paragraph-properties fo:margin-left="0.952cm" fo:margin-right="0cm" fo:margin-top="0.141cm" fo:margin-bottom="0cm" fo:line-height="100%" fo:text-indent="-0.952cm" style:punctuation-wrap="simple" style:line-break="normal">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952cm" fo:margin-right="0cm" fo:margin-top="0.07cm" fo:margin-bottom="0cm" fo:line-height="100%" fo:text-indent="-0.952cm" style:punctuation-wrap="simple" style:line-break="normal"/>
    </style:style>
    <style:style style:name="P11" style:family="paragraph">
      <style:paragraph-properties fo:margin-left="0.952cm" fo:margin-right="0cm" fo:margin-top="0.158cm" fo:margin-bottom="0cm" fo:line-height="100%" fo:text-indent="-0.952cm"/>
    </style:style>
    <style:style style:name="P12" style:family="paragraph">
      <style:paragraph-properties fo:margin-left="0.952cm" fo:margin-right="0cm" fo:margin-top="0.158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cm" fo:margin-right="0cm" fo:text-indent="0cm" style:punctuation-wrap="simple" style:line-break="normal"/>
      <style:text-properties fo:font-family="Arial" style:font-family-generic="swiss" style:font-pitch="variable"/>
    </style:style>
    <style:style style:name="P14" style:family="paragraph">
      <style:paragraph-properties fo:margin-left="0cm" fo:margin-right="0cm" fo:text-indent="0cm" style:punctuation-wrap="simple" style:line-break="normal" style:writing-mode="lr-tb"/>
      <style:text-properties fo:font-family="Arial" style:font-family-generic="swiss" style:font-pitch="variable"/>
    </style:style>
    <style:style style:name="P15" style:family="paragraph">
      <style:paragraph-properties fo:text-align="center" style:writing-mode="lr-tb"/>
      <style:text-properties fo:font-size="24pt"/>
    </style:style>
    <style:style style:name="P16" style:family="paragraph">
      <style:paragraph-properties fo:margin-left="0.952cm" fo:margin-right="0cm" fo:margin-top="0.158cm" fo:margin-bottom="0cm" fo:line-height="100%" fo:text-indent="-0.952cm" style:punctuation-wrap="simple" style:line-break="normal"/>
    </style:style>
    <style:style style:name="P17" style:family="paragraph">
      <style:paragraph-properties fo:margin-left="0.952cm" fo:margin-right="0cm" fo:margin-top="0.158cm" fo:margin-bottom="0cm" fo:line-height="100%" fo:text-indent="-0.952cm" style:punctuation-wrap="simple" style:line-break="normal">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8" style:family="paragraph">
      <style:paragraph-properties fo:margin-left="0cm" fo:margin-right="0cm" fo:line-height="100%" fo:text-indent="0cm" style:punctuation-wrap="simple" style:line-break="normal"/>
      <style:text-properties fo:font-family="Arial" style:font-family-generic="swiss" style:font-pitch="variable"/>
    </style:style>
    <style:style style:name="P19" style:family="paragraph">
      <style:paragraph-properties fo:margin-left="0cm" fo:margin-right="0cm" fo:line-height="100%" fo:text-indent="0cm" style:punctuation-wrap="simple" style:line-break="normal" style:writing-mode="lr-tb"/>
      <style:text-properties fo:font-family="Arial" style:font-family-generic="swiss" style:font-pitch="variable"/>
    </style:style>
    <style:style style:name="P20" style:family="paragraph">
      <style:paragraph-properties style:writing-mode="lr-tb"/>
      <style:text-properties fo:font-family="Arial" style:font-family-generic="swiss" style:font-pitch="variable"/>
    </style:style>
    <style:style style:name="T1" style:family="text">
      <style:text-properties fo:color="#ffffff"/>
    </style:style>
    <style:style style:name="T2" style:family="text">
      <style:text-properties fo:font-size="32pt" style:font-size-asian="32pt" style:font-size-complex="32pt"/>
    </style:style>
    <style:style style:name="T3" style:family="text">
      <style:text-properties fo:font-family="'Courier New'" style:font-family-generic="modern" style:font-pitch="fixed" fo:font-size="16pt" fo:language="en" fo:country="US" fo:font-weight="normal" style:font-size-asian="16pt" style:font-weight-asian="normal" style:font-size-complex="16pt" style:font-weight-complex="normal"/>
    </style:style>
    <style:style style:name="T4" style:family="text">
      <style:text-properties fo:font-family="'Courier New'" style:font-family-generic="modern" style:font-pitch="fixed" fo:font-size="8pt" fo:language="en" fo:country="US" fo:font-weight="normal" style:font-size-asian="8pt" style:font-weight-asian="normal" style:font-size-complex="8pt" style:font-weight-complex="normal"/>
    </style:style>
    <style:style style:name="T5" style:family="text">
      <style:text-properties fo:font-family="'Courier New'" style:font-family-generic="modern" style:font-pitch="fixed" fo:font-size="16pt" fo:language="en" fo:country="US" style:font-size-asian="16pt" style:font-size-complex="16pt"/>
    </style:style>
    <style:style style:name="T6" style:family="text">
      <style:text-properties fo:font-family="'Courier New'" style:font-family-generic="modern" style:font-pitch="fixed" fo:font-size="8pt" fo:language="en" fo:country="US" style:font-size-asian="8pt" style:font-size-complex="8pt"/>
    </style:style>
    <style:style style:name="T7" style:family="text">
      <style:text-properties fo:font-family="'Courier New'" style:font-family-generic="modern" style:font-pitch="fixed" fo:font-size="18pt" fo:language="en" fo:country="US" fo:font-weight="normal" style:font-size-asian="18pt" style:font-weight-asian="normal" style:font-size-complex="18pt" style:font-weight-complex="normal"/>
    </style:style>
    <style:style style:name="T8" style:family="text">
      <style:text-properties fo:font-family="Arial" style:font-family-generic="swiss" style:font-pitch="variable" fo:font-size="24pt" style:font-size-asian="24pt" style:font-size-complex="24pt"/>
    </style:style>
    <style:style style:name="T9" style:family="text">
      <style:text-properties fo:font-family="'Courier New'" style:font-family-generic="modern" style:font-pitch="fixed" fo:language="en" fo:country="US"/>
    </style:style>
    <style:style style:name="T10" style:family="text">
      <style:text-properties fo:color="#ff3300" style:text-underline-style="solid" style:text-underline-width="auto" style:text-underline-color="font-color"/>
    </style:style>
    <style:style style:name="T11" style:family="text">
      <style:text-properties fo:color="#ffffff" fo:font-family="'Courier New'" style:font-family-generic="modern" style:font-pitch="fixed" fo:font-size="18pt" fo:language="en" fo:country="US" fo:font-weight="normal" style:font-size-asian="18pt" style:font-weight-asian="normal" style:font-size-complex="18pt" style:font-weight-complex="normal"/>
    </style:style>
    <style:style style:name="T12" style:family="text">
      <style:text-properties fo:color="#ff0000" fo:font-family="'Courier New'" style:font-family-generic="modern" style:font-pitch="fixed"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13" style:family="text">
      <style:text-properties fo:font-weight="normal" style:font-weight-asian="normal" style:font-weight-complex="normal"/>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ff33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footer-decl presentation:name="ftr1">Function Template ~ Dr. Liow</presentation:footer-decl>
      <presentation:date-time-decl presentation:name="dtd1" presentation:source="current-date" style:data-style-name="D3"/>
      <draw:page draw:name="28 Function Templates"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28 Function Templates</text:span></text:p>
          </draw:text-box>
        </draw:frame>
        <draw:frame presentation:style-name="pr2" draw:text-style-name="P2" draw:layer="layout" svg:width="17.78cm" svg:height="4.869cm" svg:x="5.715cm" svg:y="11.43cm" presentation:class="subtitle" presentation:user-transformed="true">
          <draw:text-box>
            <text:p text:style-name="P3"><text:span text:style-name="T2">Dr. Yihsiang Liow</text:span></text:p>
            <text:p text:style-name="P3"><text:span text:style-name="T2"/></text:p>
          </draw:text-box>
        </draw:frame>
        <presentation:notes draw:style-name="dp2">
          <draw:page-thumbnail draw:layer="layout" svg:width="12.656cm" svg:height="9.489cm" svg:x="3.197cm" svg:y="1.923cm" draw:page-number="1"/>
          <draw:frame presentation:style-name="pr3" draw:layer="layout" svg:width="13.97cm" svg:height="11.432cm" svg:x="2.54cm" svg:y="12.065cm" presentation:class="notes" presentation:placeholder="true">
            <draw:text-box/>
          </draw:frame>
        </presentation:notes>
      </draw:page>
      <draw:page draw:name="Function Templates"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Function Templates</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4">Templates can also be used in function templates. These are regular functions and not member functions of a class.</text:p>
              </text:list-item>
            </text:list>
          </draw:text-box>
        </draw:frame>
        <presentation:notes draw:style-name="dp2">
          <draw:page-thumbnail draw:layer="layout" svg:width="12.656cm" svg:height="9.489cm" svg:x="3.197cm" svg:y="1.923cm" draw:page-number="2"/>
          <draw:frame presentation:style-name="pr6" draw:layer="layout" svg:width="13.97cm" svg:height="11.432cm" svg:x="2.54cm" svg:y="12.06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Function Templates</text:p>
          </draw:text-box>
        </draw:frame>
        <draw:frame presentation:style-name="pr7" draw:text-style-name="P2" draw:layer="layout" svg:width="11.624cm" svg:height="12.048cm" svg:x="0.847cm" svg:y="5.52cm" presentation:class="outline" presentation:user-transformed="true">
          <draw:text-box>
            <text:p text:style-name="P5"><text:span text:style-name="T3">#include &lt;iostream&gt;</text:span></text:p>
            <text:p text:style-name="P5"><text:span text:style-name="T3"/></text:p>
            <text:p text:style-name="P5"><text:span text:style-name="T3">template&lt; class T &gt;</text:span></text:p>
            <text:p text:style-name="P5"><text:span text:style-name="T3">T max (T x[], int size)</text:span></text:p>
            <text:p text:style-name="P5"><text:span text:style-name="T3">{</text:span></text:p>
            <text:p text:style-name="P6"><text:span text:style-name="T3"><text:tab/></text:span><text:span text:style-name="T3">T m = x[0];</text:span></text:p>
            <text:p text:style-name="P6"><text:span text:style-name="T3"><text:tab/></text:span><text:span text:style-name="T3">for (int i=1; i&lt;size; i++)</text:span></text:p>
            <text:p text:style-name="P6"><text:span text:style-name="T3"><text:tab/></text:span><text:span text:style-name="T3"> <text:s text:c="3"/></text:span><text:span text:style-name="T3">if (m &lt; x[i]) m = x[i];</text:span></text:p>
            <text:p text:style-name="P6"><text:span text:style-name="T3"><text:tab/></text:span><text:span text:style-name="T3">return m;</text:span></text:p>
            <text:p text:style-name="P5"><text:span text:style-name="T3">}</text:span></text:p>
            <text:p text:style-name="P7"><text:span text:style-name="T4"/></text:p>
            <text:p text:style-name="P5"><text:span text:style-name="T3">int main() {</text:span></text:p>
            <text:p text:style-name="P6"><text:span text:style-name="T3"><text:tab/></text:span><text:span text:style-name="T3">int x[10];</text:span></text:p>
            <text:p text:style-name="P6"><text:span text:style-name="T3"><text:tab/></text:span><text:span text:style-name="T3">int m = max&lt; int &gt;(x,10);</text:span></text:p>
            <text:p text:style-name="P5"><text:span text:style-name="T3">}</text:span></text:p>
          </draw:text-box>
        </draw:frame>
        <draw:custom-shape draw:style-name="gr1" draw:text-style-name="P2" draw:layer="layout" svg:width="12.89cm" svg:height="12.047cm" svg:x="12.488cm" svg:y="5.521cm">
          <text:p text:style-name="P8"><text:span text:style-name="T5">#include &lt;iostream&gt;</text:span></text:p>
          <text:p text:style-name="P8"><text:span text:style-name="T5"/></text:p>
          <text:p text:style-name="P8"><text:span text:style-name="T5">template&lt; class T, int size &gt;</text:span></text:p>
          <text:p text:style-name="P8"><text:span text:style-name="T5">T max (T x[])</text:span></text:p>
          <text:p text:style-name="P8"><text:span text:style-name="T5">{</text:span></text:p>
          <text:p text:style-name="P9"><text:span text:style-name="T5"><text:tab/></text:span><text:span text:style-name="T5">T m = x[0];</text:span></text:p>
          <text:p text:style-name="P9"><text:span text:style-name="T5"><text:tab/></text:span><text:span text:style-name="T5">for (int i=1; i&lt;size; i++)</text:span></text:p>
          <text:p text:style-name="P9"><text:span text:style-name="T5"><text:tab/></text:span><text:span text:style-name="T5"> <text:s text:c="3"/></text:span><text:span text:style-name="T5">if (m &lt; x[i]) m = x[i];</text:span></text:p>
          <text:p text:style-name="P9"><text:span text:style-name="T5"><text:tab/></text:span><text:span text:style-name="T5">return m;</text:span></text:p>
          <text:p text:style-name="P8"><text:span text:style-name="T5">}</text:span></text:p>
          <text:p text:style-name="P10"><text:span text:style-name="T6"/></text:p>
          <text:p text:style-name="P8"><text:span text:style-name="T5">int main() {</text:span></text:p>
          <text:p text:style-name="P9"><text:span text:style-name="T5"><text:tab/></text:span><text:span text:style-name="T5">int x[10];</text:span></text:p>
          <text:p text:style-name="P9"><text:span text:style-name="T5"><text:tab/></text:span><text:span text:style-name="T5">int m = max&lt; int, 10 &gt;(x);</text:span></text:p>
          <text:p text:style-name="P8"><text:span text:style-name="T5">}</text:span></text:p>
          <draw:enhanced-geometry svg:viewBox="0 0 21600 21600" draw:type="rectangle" draw:enhanced-path="M 0 0 L 21600 0 21600 21600 0 21600 0 0 Z N"/>
        </draw:custom-shape>
        <presentation:notes draw:style-name="dp2">
          <draw:page-thumbnail draw:layer="layout" svg:width="12.656cm" svg:height="9.489cm" svg:x="3.197cm" svg:y="1.923cm" draw:page-number="3"/>
          <draw:frame presentation:style-name="pr6" draw:layer="layout" svg:width="13.97cm" svg:height="11.432cm" svg:x="2.54cm" svg:y="12.06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8" draw:layer="layout" svg:width="21.59cm" svg:height="3.177cm" svg:x="1.905cm" svg:y="1.817cm" presentation:class="title" presentation:placeholder="true" presentation:user-transformed="true">
          <draw:text-box/>
        </draw:frame>
        <draw:frame presentation:style-name="pr9" draw:text-style-name="P2" draw:layer="layout" svg:width="23.455cm" svg:height="16.264cm" svg:x="1.922cm" svg:y="0.652cm" presentation:class="outline" presentation:user-transformed="true">
          <draw:text-box>
            <text:p text:style-name="P11"><text:span text:style-name="T7">#include &lt;iostream&gt;</text:span></text:p>
            <text:p text:style-name="P11"><text:span text:style-name="T7"/></text:p>
            <text:p text:style-name="P11"><text:span text:style-name="T7">class C{};</text:span></text:p>
            <text:p text:style-name="P11"><text:span text:style-name="T7">class D{};</text:span></text:p>
            <text:p text:style-name="P11"><text:span text:style-name="T7"/></text:p>
            <text:p text:style-name="P11"><text:span text:style-name="T7">template&lt;class T0, class T1&gt; </text:span></text:p>
            <text:p text:style-name="P11"><text:span text:style-name="T7">void f(T0 x, T1 y) {</text:span></text:p>
            <text:p text:style-name="P12"><text:span text:style-name="T7"><text:tab/></text:span><text:span text:style-name="T7">std::cout &lt;&lt; "f\n"; </text:span></text:p>
            <text:p text:style-name="P11"><text:span text:style-name="T7">}</text:span></text:p>
            <text:p text:style-name="P11"><text:span text:style-name="T7"/></text:p>
            <text:p text:style-name="P11"><text:span text:style-name="T7">int main() {</text:span></text:p>
            <text:p text:style-name="P12"><text:span text:style-name="T7"><text:tab/></text:span><text:span text:style-name="T7">C c;</text:span></text:p>
            <text:p text:style-name="P12"><text:span text:style-name="T7"><text:tab/></text:span><text:span text:style-name="T7">D d;</text:span></text:p>
            <text:p text:style-name="P12"><text:span text:style-name="T7"><text:tab/></text:span><text:span text:style-name="T7">f&lt;C,D&gt;(c,d);</text:span></text:p>
            <text:p text:style-name="P12"><text:span text:style-name="T7"><text:tab/></text:span><text:span text:style-name="T7">f(c,d);</text:span></text:p>
            <text:p text:style-name="P11"><text:span text:style-name="T7">}</text:span></text:p>
          </draw:text-box>
        </draw:frame>
        <draw:custom-shape draw:style-name="gr2" draw:text-style-name="P14" draw:layer="layout" svg:width="7.905cm" svg:height="2.145cm" svg:x="17.007cm" svg:y="11.765cm">
          <text:p text:style-name="P13"><text:span text:style-name="T8">Can C++ figure out </text:span></text:p>
          <text:p text:style-name="P13"><text:span text:style-name="T8">which f?</text:span></text:p>
          <draw:enhanced-geometry svg:viewBox="0 0 21600 21600" draw:type="rectangle" draw:enhanced-path="M 0 0 L 21600 0 21600 21600 0 21600 0 0 Z N"/>
        </draw:custom-shape>
        <draw:line draw:style-name="gr3" draw:text-style-name="P15" draw:layer="layout" svg:x1="17.145cm" svg:y1="12.7cm" svg:x2="6.35cm" svg:y2="12.7cm">
          <text:p/>
        </draw:line>
        <presentation:notes draw:style-name="dp2">
          <draw:page-thumbnail draw:layer="layout" svg:width="12.656cm" svg:height="9.489cm" svg:x="3.197cm" svg:y="1.923cm" draw:page-number="4"/>
          <draw:frame presentation:style-name="pr6" draw:layer="layout" svg:width="13.97cm" svg:height="11.432cm" svg:x="2.54cm" svg:y="12.06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8" draw:layer="layout" svg:width="21.59cm" svg:height="3.177cm" svg:x="1.905cm" svg:y="1.817cm" presentation:class="title" presentation:placeholder="true" presentation:user-transformed="true">
          <draw:text-box/>
        </draw:frame>
        <draw:frame presentation:style-name="pr10" draw:text-style-name="P2" draw:layer="layout" svg:width="11.818cm" svg:height="16.476cm" svg:x="1.923cm" svg:y="0.44cm" presentation:class="outline" presentation:user-transformed="true">
          <draw:text-box>
            <text:p text:style-name="P11"><text:span text:style-name="T7">#include &lt;iostream&gt;</text:span></text:p>
            <text:p text:style-name="P11"><text:span text:style-name="T7"/></text:p>
            <text:p text:style-name="P11"><text:span text:style-name="T7">template&lt;class T, int x&gt;</text:span></text:p>
            <text:p text:style-name="P11"><text:span text:style-name="T7">class C{};</text:span></text:p>
            <text:p text:style-name="P11"><text:span text:style-name="T7"/></text:p>
            <text:p text:style-name="P11"><text:span text:style-name="T7">class D{};</text:span></text:p>
            <text:p text:style-name="P11"><text:span text:style-name="T7"/></text:p>
            <text:p text:style-name="P11"><text:span text:style-name="T7">template&lt;class T, int x&gt; </text:span></text:p>
            <text:p text:style-name="P11"><text:span text:style-name="T7">T f(C&lt;T,x&gt;&amp; a, const char* b) </text:span></text:p>
            <text:p text:style-name="P11"><text:span text:style-name="T7">{</text:span></text:p>
            <text:p text:style-name="P12"><text:span text:style-name="T7"><text:tab/></text:span><text:span text:style-name="T7">std::cout &lt;&lt; "f\n";</text:span></text:p>
            <text:p text:style-name="P12"><text:span text:style-name="T7"><text:tab/></text:span><text:span text:style-name="T7">T t;</text:span></text:p>
            <text:p text:style-name="P12"><text:span text:style-name="T7"><text:tab/></text:span><text:span text:style-name="T7">return t; </text:span></text:p>
            <text:p text:style-name="P11"><text:span text:style-name="T7">}</text:span></text:p>
            <text:p text:style-name="P11"><text:span text:style-name="T7"/></text:p>
            <text:p text:style-name="P11"><text:span text:style-name="T7">D g(C&lt;D,10&gt; &amp; x, char * y){</text:span></text:p>
            <text:p text:style-name="P12"><text:span text:style-name="T7"><text:tab/></text:span><text:span text:style-name="T7">return f(x,y);</text:span></text:p>
            <text:p text:style-name="P11"><text:span text:style-name="T7">}</text:span></text:p>
          </draw:text-box>
        </draw:frame>
        <draw:custom-shape draw:style-name="gr4" draw:text-style-name="P2" draw:layer="layout" svg:width="11.818cm" svg:height="16.475cm" svg:x="13.56cm" svg:y="0.441cm">
          <text:p text:style-name="P16"><text:span text:style-name="T9">int main() </text:span></text:p>
          <text:p text:style-name="P16"><text:span text:style-name="T9">{</text:span></text:p>
          <text:p text:style-name="P17"><text:span text:style-name="T9"><text:tab/></text:span><text:span text:style-name="T9">C&lt;D,10&gt; x;</text:span></text:p>
          <text:p text:style-name="P17"><text:span text:style-name="T9"><text:tab/></text:span><text:span text:style-name="T9">char * y = new char[100];</text:span></text:p>
          <text:p text:style-name="P17"><text:span text:style-name="T9"><text:tab/></text:span><text:span text:style-name="T9">D d = g(x,y);</text:span></text:p>
          <text:p text:style-name="P16"><text:span text:style-name="T9">}</text:span></text:p>
          <draw:enhanced-geometry svg:viewBox="0 0 21600 21600" draw:type="rectangle" draw:enhanced-path="M 0 0 L 21600 0 21600 21600 0 21600 0 0 Z N"/>
        </draw:custom-shape>
        <draw:custom-shape draw:style-name="gr5" draw:text-style-name="P19" draw:layer="layout" svg:width="9.463cm" svg:height="2.145cm" svg:x="14.45cm" svg:y="12.7cm">
          <text:p text:style-name="P18"><text:span text:style-name="T8">Is there enough info for </text:span></text:p>
          <text:p text:style-name="P13"><text:span text:style-name="T8">C++ to deduce which f?</text:span></text:p>
          <draw:enhanced-geometry svg:viewBox="0 0 21600 21600" draw:type="rectangle" draw:enhanced-path="M 0 0 L 21600 0 21600 21600 0 21600 0 0 Z N"/>
        </draw:custom-shape>
        <draw:line draw:style-name="gr3" draw:text-style-name="P15" draw:layer="layout" svg:x1="14.605cm" svg:y1="13.97cm" svg:x2="8.255cm" svg:y2="13.97cm">
          <text:p/>
        </draw:line>
        <presentation:notes draw:style-name="dp2">
          <draw:page-thumbnail draw:layer="layout" svg:width="12.656cm" svg:height="9.489cm" svg:x="3.197cm" svg:y="1.923cm" draw:page-number="5"/>
          <draw:frame presentation:style-name="pr6" draw:layer="layout" svg:width="13.97cm" svg:height="11.432cm" svg:x="2.54cm" svg:y="12.065cm" presentation:class="notes" presentation:placeholder="true">
            <draw:text-box/>
          </draw:frame>
        </presentation:notes>
      </draw:page>
      <draw:page draw:name="Template Arguments"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Template Arguments</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4">If <text:s/>C++ cannot deduce the template parameters, then you must specify them explicitly</text:p>
              </text:list-item>
              <text:list-item>
                <text:p text:style-name="P4">You may leave out trailing arguments (on the right) just like default argument</text:p>
              </text:list-item>
              <text:list-item>
                <text:p text:style-name="P4">Obviously if the return type is a parameters of a function template and is <text:span text:style-name="T10">not</text:span> present in the arguments of the function, then it must be specified when calling the function. Why?</text:p>
              </text:list-item>
            </text:list>
          </draw:text-box>
        </draw:frame>
        <presentation:notes draw:style-name="dp2">
          <draw:page-thumbnail draw:layer="layout" svg:width="12.656cm" svg:height="9.489cm" svg:x="3.197cm" svg:y="1.923cm" draw:page-number="6"/>
          <draw:frame presentation:style-name="pr6" draw:layer="layout" svg:width="13.97cm" svg:height="11.432cm" svg:x="2.54cm" svg:y="12.06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8" draw:layer="layout" svg:width="21.59cm" svg:height="3.177cm" svg:x="1.905cm" svg:y="1.817cm" presentation:class="title" presentation:placeholder="true" presentation:user-transformed="true">
          <draw:text-box/>
        </draw:frame>
        <draw:frame presentation:style-name="pr10" draw:text-style-name="P2" draw:layer="layout" svg:width="23.455cm" svg:height="16.476cm" svg:x="1.922cm" svg:y="0.44cm" presentation:class="outline" presentation:user-transformed="true">
          <draw:text-box>
            <text:p text:style-name="P11"><text:span text:style-name="T7">#include &lt;iostream&gt;</text:span></text:p>
            <text:p text:style-name="P11"><text:span text:style-name="T7"/></text:p>
            <text:p text:style-name="P11"><text:span text:style-name="T7">class C{};</text:span></text:p>
            <text:p text:style-name="P11"><text:span text:style-name="T7"/></text:p>
            <text:p text:style-name="P11"><text:span text:style-name="T7">class D{};</text:span></text:p>
            <text:p text:style-name="P11"><text:span text:style-name="T7"/></text:p>
            <text:p text:style-name="P11"><text:span text:style-name="T7">template &lt;class T0, class T1, class T2&gt;</text:span></text:p>
            <text:p text:style-name="P11"><text:span text:style-name="T7">T1 f(T0 a, T2 b)</text:span></text:p>
            <text:p text:style-name="P11"><text:span text:style-name="T7">{</text:span></text:p>
            <text:p text:style-name="P12"><text:span text:style-name="T7"><text:tab/></text:span><text:span text:style-name="T7">T1 t1;</text:span></text:p>
            <text:p text:style-name="P12"><text:span text:style-name="T7"><text:tab/></text:span><text:span text:style-name="T7">return t1;</text:span></text:p>
            <text:p text:style-name="P11"><text:span text:style-name="T7">}</text:span></text:p>
            <text:p text:style-name="P11"><text:span text:style-name="T7"/></text:p>
            <text:p text:style-name="P11"><text:span text:style-name="T7">int main()</text:span></text:p>
            <text:p text:style-name="P11"><text:span text:style-name="T7">{</text:span></text:p>
            <text:p text:style-name="P12"><text:span text:style-name="T7"><text:tab/></text:span><text:span text:style-name="T7">D d;</text:span></text:p>
            <text:p text:style-name="P12"><text:span text:style-name="T7"><text:tab/></text:span><text:span text:style-name="T7">C c = f </text:span><text:span text:style-name="T11">&lt;int,C&gt;</text:span><text:span text:style-name="T7"> <text:s text:c="2"/>(1,d);</text:span></text:p>
            <text:p text:style-name="P11"><text:span text:style-name="T7">}</text:span></text:p>
          </draw:text-box>
        </draw:frame>
        <draw:custom-shape draw:style-name="gr6" draw:text-style-name="P20" draw:layer="layout" svg:width="9.971cm" svg:height="3.089cm" svg:x="14.772cm" svg:y="10.257cm">
          <text:p text:style-name="P13"><text:span text:style-name="T8">Minimally what must you </text:span></text:p>
          <text:p text:style-name="P13"><text:span text:style-name="T8">specify if the return type </text:span></text:p>
          <text:p text:style-name="P13"><text:span text:style-name="T8">is C?</text:span></text:p>
          <draw:enhanced-geometry svg:viewBox="0 0 21600 21600" draw:type="rectangle" draw:enhanced-path="M 0 0 L 21600 0 21600 21600 0 21600 0 0 Z N"/>
        </draw:custom-shape>
        <draw:line draw:style-name="gr3" draw:text-style-name="P15" draw:layer="layout" svg:x1="14.604cm" svg:y1="11.853cm" svg:x2="8.89cm" svg:y2="13.97cm">
          <text:p/>
        </draw:line>
        <presentation:notes draw:style-name="dp2">
          <draw:page-thumbnail draw:layer="layout" svg:width="12.656cm" svg:height="9.489cm" svg:x="3.197cm" svg:y="1.923cm" draw:page-number="7"/>
          <draw:frame presentation:style-name="pr6" draw:layer="layout" svg:width="13.97cm" svg:height="11.432cm" svg:x="2.54cm" svg:y="12.065cm" presentation:class="notes" presentation:placeholder="true">
            <draw:text-box/>
          </draw:frame>
        </presentation:notes>
      </draw:page>
      <draw:page draw:name="Overloading"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Overloading</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4">You can overload function template</text:p>
              </text:list-item>
            </text:list>
            <text:list text:style-name="L5">
              <text:list-item>
                <text:p text:style-name="P4"><text:span text:style-name="T10">Overload resolution</text:span> = finding the right overloaded function</text:p>
              </text:list-item>
            </text:list>
            <text:list text:style-name="L3">
              <text:list-item>
                <text:p text:style-name="P4">Sometimes there are several function candidates. C++ carries out an algorithm to decide on which function to use.</text:p>
              </text:list-item>
            </text:list>
          </draw:text-box>
        </draw:frame>
        <presentation:notes draw:style-name="dp2">
          <draw:page-thumbnail draw:layer="layout" svg:width="12.656cm" svg:height="9.489cm" svg:x="3.197cm" svg:y="1.923cm" draw:page-number="8"/>
          <draw:frame presentation:style-name="pr6" draw:layer="layout" svg:width="13.97cm" svg:height="11.432cm" svg:x="2.54cm" svg:y="12.065cm" presentation:class="notes" presentation:placeholder="true">
            <draw:text-box/>
          </draw:frame>
        </presentation:notes>
      </draw:page>
      <draw:page draw:name="Default Template Parameters" draw:style-name="dp3" draw:master-page-name="Default" presentation:presentation-page-layout-name="AL2T1" presentation:use-footer-name="ftr1" presentation:use-date-time-name="dtd1">
        <office:forms form:automatic-focus="false" form:apply-design-mode="false"/>
        <draw:frame presentation:style-name="pr4" draw:text-style-name="P2" draw:layer="layout" svg:width="21.59cm" svg:height="3.176cm" svg:x="1.905cm" svg:y="1.692cm" presentation:class="title" presentation:user-transformed="true">
          <draw:text-box>
            <text:p text:style-name="P1">Default Template Parameters</text:p>
          </draw:text-box>
        </draw:frame>
        <draw:frame presentation:style-name="pr11" draw:text-style-name="P2" draw:layer="layout" svg:width="21.59cm" svg:height="12.489cm" svg:x="1.905cm" svg:y="4.445cm" presentation:class="outline" presentation:user-transformed="true">
          <draw:text-box>
            <text:p text:style-name="P11"><text:span text:style-name="T7">#include &lt;iostream&gt;</text:span></text:p>
            <text:p text:style-name="P11"><text:span text:style-name="T7"/></text:p>
            <text:p text:style-name="P11"><text:span text:style-name="T7">class C{};</text:span></text:p>
            <text:p text:style-name="P11"><text:span text:style-name="T7"/></text:p>
            <text:p text:style-name="P11"><text:span text:style-name="T7">template&lt; class T0, class T1=int &gt;</text:span></text:p>
            <text:p text:style-name="P11"><text:span text:style-name="T7">class D{</text:span></text:p>
            <text:p text:style-name="P11"><text:span text:style-name="T7">public: void f(T1 a) { std::cout &lt;&lt; a &lt;&lt; "\n"; }</text:span></text:p>
            <text:p text:style-name="P11"><text:span text:style-name="T7">};</text:span></text:p>
            <text:p text:style-name="P11"><text:span text:style-name="T7"/></text:p>
            <text:p text:style-name="P11"><text:span text:style-name="T7">int main()</text:span></text:p>
            <text:p text:style-name="P11"><text:span text:style-name="T7">{</text:span></text:p>
            <text:p text:style-name="P12"><text:span text:style-name="T7"><text:tab/></text:span><text:span text:style-name="T12">D&lt; C &gt;</text:span><text:span text:style-name="T7"> obj1; obj1.f(1.1);</text:span></text:p>
            <text:p text:style-name="P12"><text:span text:style-name="T7"><text:tab/></text:span><text:span text:style-name="T12">D&lt; C, double &gt;</text:span><text:span text:style-name="T7"> obj2; obj2.f(1.1);</text:span></text:p>
            <text:p text:style-name="P11"><text:span text:style-name="T7">}</text:span></text:p>
          </draw:text-box>
        </draw:frame>
        <draw:custom-shape draw:style-name="gr7" draw:text-style-name="P2" draw:layer="layout" svg:width="4.938cm" svg:height="2.258cm" svg:x="9.596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layer="layout" svg:width="12.656cm" svg:height="9.489cm" svg:x="3.197cm" svg:y="1.923cm" draw:page-number="9"/>
          <draw:frame presentation:style-name="pr6" draw:layer="layout" svg:width="13.97cm" svg:height="11.432cm" svg:x="2.54cm" svg:y="12.065cm" presentation:class="notes" presentation:placeholder="true">
            <draw:text-box/>
          </draw:frame>
        </presentation:notes>
      </draw:page>
      <draw:page draw:name="Q&amp;A" draw:style-name="dp4" draw:master-page-name="Default" presentation:presentation-page-layout-name="AL2T1" presentation:use-footer-name="ftr1" presentation:use-date-time-name="dtd1">
        <draw:frame presentation:style-name="pr4" draw:text-style-name="P2" draw:layer="layout" svg:width="21.59cm" svg:height="3.176cm" svg:x="1.905cm" svg:y="1.692cm" presentation:class="title" presentation:user-transformed="true">
          <draw:text-box>
            <text:p text:style-name="P1">Q&amp;A</text:p>
          </draw:text-box>
        </draw:frame>
        <draw:frame presentation:style-name="pr5" draw:text-style-name="P2" draw:layer="layout" svg:width="21.59cm" svg:height="11.431cm" svg:x="1.905cm" svg:y="5.503cm" presentation:class="outline" presentation:user-transformed="true">
          <draw:text-box>
            <text:list text:style-name="L3">
              <text:list-item>
                <text:p text:style-name="P4"><text:span text:style-name="T13">Questions ...</text:span></text:p>
              </text:list-item>
            </text:list>
          </draw:text-box>
        </draw:frame>
        <presentation:notes draw:style-name="dp2">
          <draw:page-thumbnail draw:layer="layout" svg:width="12.656cm" svg:height="9.489cm" svg:x="3.197cm" svg:y="1.923cm" draw:page-number="10"/>
          <draw:frame presentation:style-name="pr6" draw:layer="layout" svg:width="13.97cm" svg:height="11.432cm" svg:x="2.54cm" svg:y="12.065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StealthEnd_20_6" draw:display-name="msArrowStealthEnd 6" svg:viewBox="0 0 423 705" svg:d="m212 0 211 705-211-282-212 28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font-family-asian="Arial" style:font-family-generic-asian="swiss" style:font-pitch-asian="variable" style:font-size-asian="24pt" style:font-style-asian="normal" style:font-weight-asian="bold" style:font-family-complex="Arial" style:font-family-generic-complex="swiss" style:font-pitch-complex="variable" style:font-size-complex="24pt" style:font-style-complex="normal" style:font-weight-complex="bold"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font-family-asian="Arial" style:font-family-generic-asian="swiss" style:font-pitch-asian="variable" style:font-size-asian="24pt" style:font-style-asian="normal" style:font-weight-asian="bold" style:font-family-complex="Arial" style:font-family-generic-complex="swiss" style:font-pitch-complex="variable" style:font-size-complex="24pt" style:font-style-complex="normal" style:font-weight-complex="bold"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letter-kerning="true" style:font-family-asian="Arial" style:font-family-generic-asian="swiss" style:font-pitch-asian="variable" style:font-size-asian="24pt" style:font-style-asian="normal" style:font-weight-asian="bold" style:font-family-complex="Arial" style:font-family-generic-complex="swiss" style:font-pitch-complex="variable" style:font-size-complex="24pt" style:font-style-complex="normal" style:font-weight-complex="bold"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bold" style:letter-kerning="true" style:font-family-asian="Arial" style:font-family-generic-asian="swiss" style:font-pitch-asian="variable" style:font-size-asian="24pt" style:font-style-asian="normal" style:font-weight-asian="bold" style:font-family-complex="Arial" style:font-family-generic-complex="swiss" style:font-pitch-complex="variable" style:font-size-complex="24pt" style:font-style-complex="normal" style:font-weight-complex="bold"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330099" draw:textarea-horizontal-align="left" draw:textarea-vertical-align="middle" draw:auto-grow-height="false" fo:padding-top="0.13cm" fo:padding-bottom="0.13cm" fo:padding-left="0.25cm" fo:padding-right="0.25cm" fo:wrap-option="no-wrap" draw:shadow="hidden" draw:shadow-color="#000000"/>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000000"/>
    </style:style>
    <style:style style:name="Mgr5" style:family="graphic">
      <style:graphic-properties draw:stroke="none" draw:fill="solid" draw:fill-color="#ffffff" draw:textarea-horizontal-align="center" draw:textarea-vertical-align="middle" draw:shadow="hidden" style:protect="position size"/>
    </style:style>
    <style:style style:name="Mgr6" style:family="graphic">
      <style:graphic-properties draw:stroke="none" draw:fill="solid" draw:fill-color="#cbcbcb" draw:textarea-horizontal-align="left" draw:textarea-vertical-align="top" draw:auto-grow-height="false" fo:padding-top="0.13cm" fo:padding-bottom="0.13cm" fo:padding-left="0.25cm" fo:padding-right="0.25cm" fo:wrap-option="wrap" draw:shadow="hidden" draw:shadow-color="#000000"/>
    </style:style>
    <style:style style:name="Mpr1" style:family="presentation" style:parent-style-name="Default-backgroundobjects">
      <style:graphic-properties draw:stroke="none" draw:fill="none" draw:fill-color="#0099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Mpr2" style:family="presentation" style:parent-style-name="Default-backgroundobjects" style:list-style-name="ML2">
      <style:graphic-properties draw:stroke="none" draw:fill="none" draw:fill-color="#00cc99" draw:textarea-horizontal-align="justify" draw:textarea-vertical-align="top" draw:auto-grow-height="false" draw:auto-grow-width="false" fo:min-height="1.272cm" fo:min-width="0cm" fo:padding-top="0cm" fo:padding-bottom="0cm" fo:padding-left="0.053cm" fo:padding-right="0.053cm" fo:wrap-option="wrap" draw:shadow="hidden" draw:shadow-color="#969696"/>
    </style:style>
    <style:style style:name="Mpr3" style:family="presentation" style:parent-style-name="Default-backgroundobjects" style:list-style-name="ML2">
      <style:graphic-properties draw:stroke="none" draw:fill="none" draw:fill-color="#00cc99" draw:textarea-horizontal-align="justify" draw:textarea-vertical-align="top" draw:auto-grow-height="false" draw:auto-grow-width="false" fo:min-height="1.272cm" fo:min-width="0cm" fo:padding-top="0cm" fo:padding-bottom="0cm" fo:padding-left="0.053cm" fo:padding-right="0.053cm" fo:wrap-option="wrap" draw:shadow="hidden" draw:shadow-color="#969696"/>
    </style:style>
    <style:style style:name="Mpr4" style:family="presentation" style:parent-style-name="Default-backgroundobjects" style:list-style-name="ML2">
      <style:graphic-properties draw:stroke="none" draw:fill="none" draw:fill-color="#00cc99" draw:textarea-horizontal-align="justify" draw:textarea-vertical-align="bottom" draw:auto-grow-height="false" draw:auto-grow-width="false" fo:min-height="1.272cm" fo:min-width="0cm" fo:padding-top="0cm" fo:padding-bottom="0cm" fo:padding-left="0.053cm" fo:padding-right="0.053cm" fo:wrap-option="wrap" draw:shadow="hidden" draw:shadow-color="#969696"/>
    </style:style>
    <style:style style:name="Mpr5" style:family="presentation" style:parent-style-name="Default-backgroundobjects" style:list-style-name="ML2">
      <style:graphic-properties draw:stroke="none" draw:fill="none" draw:fill-color="#00cc99" draw:textarea-horizontal-align="justify" draw:textarea-vertical-align="bottom" draw:auto-grow-height="false" draw:auto-grow-width="false" fo:min-height="1.272cm" fo:min-width="0cm" fo:padding-top="0cm" fo:padding-bottom="0cm" fo:padding-left="0.053cm" fo:padding-right="0.053cm" fo:wrap-option="wrap" draw:shadow="hidden" draw:shadow-color="#969696"/>
    </style:style>
    <style:style style:name="Mpr6" style:family="presentation" style:parent-style-name="Title1-backgroundobjects" style:list-style-name="ML2">
      <style:graphic-properties draw:stroke="none" draw:fill="none" draw:fill-color="#0099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Mpr7" style:family="presentation" style:parent-style-name="Title1-backgroundobjects" style:list-style-name="ML2">
      <style:graphic-properties draw:stroke="none" draw:fill="none" draw:fill-color="#0099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Mpr8" style:family="presentation" style:parent-style-name="Title1-backgroundobjects" style:list-style-name="ML2">
      <style:graphic-properties draw:stroke="none" draw:fill="none" draw:fill-color="#009999"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Mpr9"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272cm" fo:min-width="0cm" fo:padding-top="0cm" fo:padding-bottom="0cm" fo:padding-left="0.053cm" fo:padding-right="0.053cm" fo:wrap-option="wrap" draw:shadow="hidden" draw:shadow-color="#969696"/>
    </style:style>
    <style:style style:name="Mpr10"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272cm" fo:min-width="0cm" fo:padding-top="0cm" fo:padding-bottom="0cm" fo:padding-left="0.053cm" fo:padding-right="0.053cm" fo:wrap-option="wrap" draw:shadow="hidden" draw:shadow-color="#969696"/>
    </style:style>
    <style:style style:name="Mpr11" style:family="presentation" style:parent-style-name="Title1-backgroundobjects" style:list-style-name="ML2">
      <style:graphic-properties draw:stroke="none" draw:fill="none" draw:fill-color="#00cc99" draw:textarea-horizontal-align="justify" draw:textarea-vertical-align="bottom" draw:auto-grow-height="false" draw:auto-grow-width="false" fo:min-height="1.272cm" fo:min-width="0cm" fo:padding-top="0cm" fo:padding-bottom="0cm" fo:padding-left="0.053cm" fo:padding-right="0.053cm" fo:wrap-option="wrap" draw:shadow="hidden" draw:shadow-color="#969696"/>
    </style:style>
    <style:style style:name="Mpr12" style:family="presentation" style:parent-style-name="Title1-backgroundobjects" style:list-style-name="ML2">
      <style:graphic-properties draw:stroke="none" draw:fill="none" draw:fill-color="#00cc99" draw:textarea-horizontal-align="justify" draw:textarea-vertical-align="bottom" draw:auto-grow-height="false" draw:auto-grow-width="false" fo:min-height="1.272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text-indent="0cm" style:punctuation-wrap="simple" style:line-break="normal" style:writing-mode="lr-tb"/>
    </style:style>
    <style:style style:name="MP5" style:family="paragraph">
      <style:paragraph-properties fo:margin-left="0cm" fo:margin-right="0cm" fo:text-align="center" fo:text-indent="0cm" style:punctuation-wrap="simple" style:line-break="normal" style:writing-mode="lr-tb"/>
    </style:style>
    <style:style style:name="MP6" style:family="paragraph">
      <style:paragraph-properties fo:margin-left="0cm" fo:margin-right="0cm" fo:text-align="end" fo:text-indent="0cm" style:punctuation-wrap="simple" style:line-break="normal" style:writing-mode="lr-tb"/>
    </style:style>
    <style:style style:name="MP7" style:family="paragraph">
      <style:paragraph-properties fo:text-align="center"/>
    </style:style>
    <style:style style:name="MP8" style:family="paragraph">
      <style:paragraph-properties fo:margin-left="0cm" fo:margin-right="0cm" fo:line-height="100%" fo:text-indent="0cm" style:punctuation-wrap="simple" style:line-break="normal" style:writing-mode="lr-tb"/>
    </style:style>
    <style:style style:name="MP9" style:family="paragraph">
      <style:paragraph-properties fo:margin-left="0cm" fo:margin-right="0cm" fo:line-height="100%" fo:text-align="end" fo:text-indent="0cm" style:punctuation-wrap="simple" style:line-break="normal" style:writing-mode="lr-tb"/>
    </style:style>
    <style:style style:name="MP10" style:family="paragraph">
      <style:paragraph-properties fo:margin-left="0cm" fo:margin-right="0cm" fo:line-height="100%" fo:text-align="center" fo:text-indent="0cm" style:punctuation-wrap="simple" style:line-break="normal" style:writing-mode="lr-tb"/>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0pt" fo:language="en" fo:country="US" fo:font-style="italic" style:font-size-asian="10pt" style:font-style-asian="italic" style:font-size-complex="10pt" style:font-style-complex="italic"/>
    </style:style>
    <style:style style:name="MT3"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9</text:page-number></text:span></text:p>
        </draw:text-box>
      </draw:frame>
    </style:handout-master>
    <style:master-page style:name="Default" style:page-layout-name="PM1" draw:style-name="Mdp1">
      <draw:g>
        <draw:custom-shape draw:style-name="Mgr3" draw:text-style-name="MP3" draw:layer="backgroundobjects" svg:width="9.737cm" svg:height="0.631cm" svg:x="1.905cm" svg:y="18.415cm">
          <text:p/>
          <draw:enhanced-geometry svg:viewBox="0 0 21600 21600" draw:type="rectangle" draw:enhanced-path="M 0 0 L 21600 0 21600 21600 0 21600 0 0 Z N"/>
        </draw:custom-shape>
        <draw:g>
          <draw:custom-shape draw:style-name="Mgr4" draw:text-style-name="MP3" draw:layer="backgroundobjects" svg:width="0.186cm" svg:height="0.181cm" svg:x="12.607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14.301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1cm" svg:x="15.994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1cm" svg:x="17.687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19.381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21.074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2.767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1cm" svg:x="24.461cm" svg:y="18.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3" draw:text-style-name="MP3" draw:layer="backgroundobjects" svg:width="23.279cm" svg:height="2.116cm" svg:x="2.117cm" svg:y="2.117cm">
          <text:p/>
          <draw:enhanced-geometry svg:viewBox="0 0 21600 21600" draw:type="rectangle" draw:enhanced-path="M 0 0 L 21600 0 21600 21600 0 21600 0 0 Z N"/>
        </draw:custom-shape>
        <draw:custom-shape draw:style-name="Mgr4" draw:text-style-name="MP3" draw:layer="backgroundobjects" svg:width="0.185cm" svg:height="0.186cm" svg:x="2.236cm" svg:y="0.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2.236cm" svg:y="0.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1cm" svg:x="2.236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Default-title" draw:layer="backgroundobjects" svg:width="21.59cm" svg:height="3.981cm" svg:x="1.905cm" svg:y="1.29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Mpr1" draw:text-style-name="MP4" draw:layer="backgroundobjects" svg:width="5.292cm" svg:height="1.271cm" svg:x="1.905cm" svg:y="17.145cm" presentation:class="date-time">
        <draw:text-box>
          <text:p text:style-name="MP4"><text:span text:style-name="MT1"><text:date style:data-style-name="D3" text:date-value="2009-11-01">11/01/09</text:date></text:span></text:p>
        </draw:text-box>
      </draw:frame>
      <draw:frame presentation:style-name="Mpr1" draw:text-style-name="MP5" draw:layer="backgroundobjects" svg:width="8.044cm" svg:height="1.271cm" svg:x="8.678cm" svg:y="17.145cm" presentation:class="footer">
        <draw:text-box>
          <text:p text:style-name="MP5"><text:span text:style-name="MT1"><presentation:footer/></text:span></text:p>
        </draw:text-box>
      </draw:frame>
      <draw:frame presentation:style-name="Mpr1" draw:text-style-name="MP6" draw:layer="backgroundobjects" svg:width="5.292cm" svg:height="1.271cm" svg:x="18.203cm" svg:y="17.145cm" presentation:class="page-number">
        <draw:text-box>
          <text:p text:style-name="MP6"><text:span text:style-name="MT1"><text:page-number>9</text:page-number></text:span></text:p>
        </draw:text-box>
      </draw:frame>
      <presentation:notes style:page-layout-name="PM0">
        <draw:rect draw:style-name="Mgr5" draw:text-style-name="MP7" draw:layer="backgroundobjects" svg:width="19.05cm" svg:height="25.4cm" svg:x="0cm" svg:y="0cm">
          <text:p/>
        </draw:rect>
        <draw:frame presentation:style-name="Mpr2" draw:text-style-name="MP8" draw:layer="backgroundobjects" svg:width="8.255cm" svg:height="1.271cm" svg:x="-0.001cm" svg:y="0cm" presentation:class="header">
          <draw:text-box>
            <text:p text:style-name="MP8"><text:span text:style-name="MT2"><presentation:header/></text:span></text:p>
          </draw:text-box>
        </draw:frame>
        <draw:frame presentation:style-name="Mpr3" draw:text-style-name="MP9" draw:layer="backgroundobjects" svg:width="8.255cm" svg:height="1.271cm" svg:x="10.794cm" svg:y="0cm" presentation:class="date-time">
          <draw:text-box>
            <text:p text:style-name="MP9"><text:span text:style-name="MT2"><presentation:date-time/></text:span></text:p>
          </draw:text-box>
        </draw:frame>
        <draw:page-thumbnail presentation:style-name="Default-title" draw:layer="backgroundobjects" svg:width="12.664cm" svg:height="9.49cm" svg:x="3.193cm" svg:y="1.922cm" presentation:class="page"/>
        <draw:frame presentation:style-name="Default-notes" draw:layer="backgroundobjects" svg:width="13.97cm" svg:height="11.431cm" svg:x="2.54cm" svg:y="12.065cm" presentation:class="notes" presentation:placeholder="true">
          <draw:text-box/>
        </draw:frame>
        <draw:frame presentation:style-name="Mpr4" draw:text-style-name="MP8" draw:layer="backgroundobjects" svg:width="8.255cm" svg:height="1.271cm" svg:x="-0.001cm" svg:y="24.129cm" presentation:class="footer">
          <draw:text-box>
            <text:p text:style-name="MP8"><text:span text:style-name="MT2"><presentation:footer/></text:span></text:p>
          </draw:text-box>
        </draw:frame>
        <draw:frame presentation:style-name="Mpr5" draw:text-style-name="MP9" draw:layer="backgroundobjects" svg:width="8.255cm" svg:height="1.271cm" svg:x="10.794cm" svg:y="24.129cm" presentation:class="page-number">
          <draw:text-box>
            <text:p text:style-name="MP9"><text:span text:style-name="MT2"><text:page-number>9</text:page-number></text:span></text:p>
          </draw:text-box>
        </draw:frame>
      </presentation:notes>
    </style:master-page>
    <style:master-page style:name="Title1" style:page-layout-name="PM1" draw:style-name="Mdp1">
      <draw:g>
        <draw:custom-shape draw:style-name="Mgr3" draw:text-style-name="MP3" draw:layer="backgroundobjects" svg:width="9.737cm" svg:height="0.909cm" svg:x="1.905cm" svg:y="18.137cm">
          <text:p/>
          <draw:enhanced-geometry svg:viewBox="0 0 21600 21600" draw:type="rectangle" draw:enhanced-path="M 0 0 L 21600 0 21600 21600 0 21600 0 0 Z N"/>
        </draw:custom-shape>
        <draw:custom-shape draw:style-name="Mgr3" draw:text-style-name="MP3" draw:layer="backgroundobjects" svg:width="23.491cm" svg:height="2.117cm" svg:x="1.905cm" svg:y="6.773cm">
          <text:p/>
          <draw:enhanced-geometry svg:viewBox="0 0 21600 21600" draw:type="rectangle" draw:enhanced-path="M 0 0 L 21600 0 21600 21600 0 21600 0 0 Z N"/>
        </draw:custom-shape>
        <draw:custom-shape draw:style-name="Mgr4" draw:text-style-name="MP3" draw:layer="backgroundobjects" svg:width="0.186cm" svg:height="0.186cm" svg:x="2.447cm" svg:y="0.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0.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2.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6cm" svg:x="2.447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4.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4.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76cm" svg:x="2.447cm" svg:y="5.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1cm" svg:x="2.447cm" svg:y="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4" draw:text-style-name="MP3" draw:layer="backgroundobjects" svg:width="0.186cm" svg:height="0.18cm" svg:x="12.607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cm" svg:x="14.301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cm" svg:x="15.994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cm" svg:x="17.687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cm" svg:x="19.381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5cm" svg:height="0.18cm" svg:x="21.074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6cm" svg:height="0.18cm" svg:x="22.767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0.181cm" svg:height="0.18cm" svg:x="24.461cm" svg:y="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4" draw:text-style-name="MP3" draw:layer="backgroundobjects" svg:width="0.186cm" svg:height="0.176cm" svg:x="2.447cm" svg:y="2.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Mgr6" draw:text-style-name="MP3" draw:layer="backgroundobjects" svg:width="1.954cm" svg:height="4.555cm" svg:x="0cm" svg:y="10.557cm">
            <text:p/>
            <draw:enhanced-geometry svg:viewBox="0 0 443 1033" draw:type="non-primitive" draw:enhanced-path="M 272 1032 L 290 1016 301 992 316 974 328 955 354 920 373 904 384 884 390 848 381 832 375 812 370 794 361 774 361 760 361 747 361 734 359 722 359 707 364 698 373 691 390 686 391 686 395 682 395 680 395 677 390 671 386 666 386 660 395 655 437 635 442 626 442 619 442 613 438 604 417 577 400 543 391 511 384 474 368 465 354 455 339 444 326 433 317 422 312 411 308 402 307 391 285 363 290 339 301 314 308 289 308 267 298 278 287 294 280 307 272 314 269 283 271 254 272 224 272 195 280 177 280 164 280 146 281 133 281 123 285 113 290 104 296 97 298 94 301 92 303 86 307 83 308 83 317 79 323 77 328 77 334 74 337 74 339 72 345 67 345 63 337 50 337 47 337 43 337 41 334 41 334 38 328 30 321 21 317 11 316 0 249 41 188 94 133 151 88 218 50 289 21 366 5 446 0 530 5 608 20 680 45 751 74 819 114 879 160 938 215 987 272 1032"/>
          </draw:custom-shape>
          <draw:custom-shape draw:style-name="Mgr6" draw:text-style-name="MP3" draw:layer="backgroundobjects" svg:width="3.634cm" svg:height="5.305cm" svg:x="1.671cm" svg:y="10.261cm">
            <text:p/>
            <draw:enhanced-geometry svg:viewBox="0 0 824 1203" draw:type="non-primitive" draw:enhanced-path="M 803 736 L 807 724 808 713 812 702 814 691 803 691 796 688 783 686 776 680 770 675 767 666 761 661 760 655 756 641 756 624 760 610 767 599 781 597 792 599 803 608 812 615 819 628 823 619 823 610 823 605 823 597 819 549 814 502 807 455 792 411 776 366 756 325 734 285 709 247 705 247 702 244 698 244 693 242 677 253 668 254 660 258 651 262 642 264 631 267 619 273 606 278 594 283 583 285 574 289 567 291 557 289 554 285 548 280 547 278 543 273 536 258 532 244 532 231 530 217 532 202 541 190 552 177 563 170 574 159 583 146 588 134 588 119 568 105 552 92 532 81 512 70 491 58 471 47 449 38 428 31 442 45 455 56 465 63 484 74 485 88 484 105 478 123 478 135 484 150 484 155 480 161 474 166 469 170 465 175 465 180 465 190 464 195 460 197 458 200 455 200 453 200 447 197 442 200 433 202 428 202 424 200 424 197 422 195 419 164 411 159 406 150 397 141 390 134 386 125 384 117 381 108 384 103 386 99 390 99 390 97 391 97 397 103 406 108 413 110 422 110 424 110 424 108 424 72 411 56 395 42 377 27 364 9 350 5 339 2 325 0 312 0 308 0 308 2 308 5 307 9 289 14 281 27 276 42 265 56 260 56 256 56 251 56 249 58 240 72 231 87 224 99 213 110 209 110 209 114 184 139 184 141 195 146 209 150 224 153 234 153 236 155 240 155 240 159 242 161 240 164 234 166 231 170 225 171 220 180 215 195 209 208 209 222 213 227 215 227 213 231 209 238 213 242 215 244 231 233 260 231 260 227 262 226 265 226 267 222 267 200 289 155 292 155 303 170 312 180 323 195 336 206 343 211 345 217 350 226 354 231 354 244 354 258 359 273 364 283 366 285 370 289 372 291 375 294 375 298 372 300 372 305 370 309 359 305 348 294 336 285 323 283 314 289 308 294 299 300 296 305 298 309 299 310 299 314 303 314 312 314 317 316 319 321 323 330 319 334 317 339 260 327 260 334 260 339 260 345 256 347 251 356 249 357 242 366 225 393 189 411 188 413 184 419 184 424 184 430 184 439 184 453 184 469 184 478 173 478 164 475 157 469 151 464 151 449 148 435 141 424 130 413 117 417 110 417 101 413 94 408 83 402 72 397 59 393 49 392 38 402 21 424 5 448 0 455 21 475 25 516 29 516 38 513 43 511 49 505 54 496 58 491 63 485 72 480 74 480 74 484 74 485 63 538 79 556 77 567 68 574 59 583 54 597 54 608 63 619 74 630 88 641 101 646 114 646 124 644 132 641 141 635 148 635 153 639 160 641 168 644 184 652 195 661 209 670 220 677 225 691 229 706 231 722 234 738 249 744 262 749 276 758 287 772 298 800 308 830 319 861 334 886 350 904 366 924 381 944 395 966 397 980 397 993 391 1007 381 1018 364 1022 348 1027 334 1032 319 1038 307 1043 292 1052 278 1063 262 1074 249 1083 231 1090 215 1094 198 1099 182 1105 164 1110 151 1119 141 1132 124 1146 106 1160 88 1171 68 1180 88 1186 106 1188 124 1193 142 1197 162 1198 182 1198 200 1202 220 1202 252 1202 287 1198 319 1193 354 1186 386 1177 417 1168 447 1155 478 1141 505 1126 536 1110 559 1094 588 1074 613 1052 637 1029 660 1007 682 982 666 966 646 955 626 940 610 929 590 922 574 917 557 904 547 893 547 892 547 888 543 888 543 886 543 874 547 863 547 855 548 845 557 819 567 791 579 769 601 753 613 749 624 744 631 742 642 738 655 738 666 736 673 729 684 727 695 727 704 722 715 718 725 713 736 711 749 707 760 707 770 711 776 717 783 722 792 729 803 736"/>
          </draw:custom-shape>
          <draw:custom-shape draw:style-name="Mgr6" draw:text-style-name="MP3" draw:layer="backgroundobjects" svg:width="0.278cm" svg:height="0.322cm" svg:x="2.337cm" svg:y="12.497cm">
            <text:p/>
            <draw:enhanced-geometry svg:viewBox="0 0 63 73" draw:type="non-primitive" draw:enhanced-path="M 42 65 L 58 72 62 72 62 67 58 65 58 62 44 56 37 45 31 34 26 20 9 0 6 4 2 9 0 11 0 18 0 20 9 31 20 45 31 56 42 65"/>
          </draw:custom-shape>
        </draw:g>
      </draw:g>
      <draw:frame presentation:style-name="Title1-title" draw:layer="backgroundobjects" svg:width="21.59cm" svg:height="3.981cm" svg:x="1.905cm" svg:y="5.947cm" presentation:class="title" presentation:placeholder="true">
        <draw:text-box/>
      </draw:frame>
      <draw:frame presentation:style-name="Mpr6" draw:text-style-name="MP8" draw:layer="backgroundobjects" svg:width="5.292cm" svg:height="1.271cm" svg:x="1.905cm" svg:y="17.145cm" presentation:class="date-time">
        <draw:text-box>
          <text:p text:style-name="MP8"><text:span text:style-name="MT3"><text:date style:data-style-name="D3" text:date-value="2009-11-01">11/01/09</text:date></text:span></text:p>
        </draw:text-box>
      </draw:frame>
      <draw:frame presentation:style-name="Mpr7" draw:text-style-name="MP10" draw:layer="backgroundobjects" svg:width="8.044cm" svg:height="1.271cm" svg:x="8.678cm" svg:y="17.145cm" presentation:class="footer">
        <draw:text-box>
          <text:p text:style-name="MP10"><text:span text:style-name="MT3"><presentation:footer/></text:span></text:p>
        </draw:text-box>
      </draw:frame>
      <draw:frame presentation:style-name="Mpr8" draw:text-style-name="MP9" draw:layer="backgroundobjects" svg:width="5.292cm" svg:height="1.271cm" svg:x="18.203cm" svg:y="17.145cm" presentation:class="page-number">
        <draw:text-box>
          <text:p text:style-name="MP9"><text:span text:style-name="MT3"><text:page-number>9</text:page-number></text:span></text:p>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Mgr5" draw:text-style-name="MP7" draw:layer="backgroundobjects" svg:width="19.05cm" svg:height="25.4cm" svg:x="0cm" svg:y="0cm">
          <text:p/>
        </draw:rect>
        <draw:frame presentation:style-name="Mpr9" draw:text-style-name="MP8" draw:layer="backgroundobjects" svg:width="8.255cm" svg:height="1.271cm" svg:x="-0.001cm" svg:y="0cm" presentation:class="header">
          <draw:text-box>
            <text:p text:style-name="MP8"><text:span text:style-name="MT2"><presentation:header/></text:span></text:p>
          </draw:text-box>
        </draw:frame>
        <draw:frame presentation:style-name="Mpr10" draw:text-style-name="MP9" draw:layer="backgroundobjects" svg:width="8.255cm" svg:height="1.271cm" svg:x="10.794cm" svg:y="0cm" presentation:class="date-time">
          <draw:text-box>
            <text:p text:style-name="MP9"><text:span text:style-name="MT2"><presentation:date-time/></text:span></text:p>
          </draw:text-box>
        </draw:frame>
        <draw:page-thumbnail presentation:style-name="Title1-title" draw:layer="backgroundobjects" svg:width="12.664cm" svg:height="9.49cm" svg:x="3.193cm" svg:y="1.922cm" presentation:class="page"/>
        <draw:frame presentation:style-name="Title1-notes" draw:layer="backgroundobjects" svg:width="13.97cm" svg:height="11.431cm" svg:x="2.54cm" svg:y="12.065cm" presentation:class="notes" presentation:placeholder="true">
          <draw:text-box/>
        </draw:frame>
        <draw:frame presentation:style-name="Mpr11" draw:text-style-name="MP8" draw:layer="backgroundobjects" svg:width="8.255cm" svg:height="1.271cm" svg:x="-0.001cm" svg:y="24.129cm" presentation:class="footer">
          <draw:text-box>
            <text:p text:style-name="MP8"><text:span text:style-name="MT2"><presentation:footer/></text:span></text:p>
          </draw:text-box>
        </draw:frame>
        <draw:frame presentation:style-name="Mpr12" draw:text-style-name="MP9" draw:layer="backgroundobjects" svg:width="8.255cm" svg:height="1.271cm" svg:x="10.794cm" svg:y="24.129cm" presentation:class="page-number">
          <draw:text-box>
            <text:p text:style-name="MP9"><text:span text:style-name="MT2"><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Training</dc:title>
    <meta:initial-creator>Sokbuay Ng</meta:initial-creator>
    <meta:creation-date>1995-06-02T17:16:36</meta:creation-date>
    <dc:creator>A B</dc:creator>
    <dc:date>2009-11-01T15:28:36.51</dc:date>
    <meta:editing-cycles>44</meta:editing-cycles>
    <meta:editing-duration>PT15H54M41S</meta:editing-duration>
    <meta:generator>OpenOffice.org/3.0$Win32 OpenOffice.org_project/300m9$Build-9358</meta:generator>
    <meta:document-statistic meta:object-count="124"/>
  </office:meta>
</office:document-meta>
</file>